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12.609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12.211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1.767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2.5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5.10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83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28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4.138cm"/>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text-align="justify" fo:text-indent="0.3cm"/>
    </style:style>
    <style:style style:name="P3" style:family="paragraph">
      <style:paragraph-properties fo:text-align="justify"/>
    </style:style>
    <style:style style:name="P4" style:family="paragraph">
      <loext:graphic-properties draw:fill="none" draw:fill-color="#ffffff"/>
      <style:paragraph-properties fo:text-align="justify" style:writing-mode="lr-tb"/>
      <style:text-properties style:font-name="Arial" fo:font-size="9pt" style:font-size-asian="9pt" style:font-size-complex="9pt"/>
    </style:style>
    <style:style style:name="P5" style:family="paragraph">
      <loext:graphic-properties draw:fill="none" draw:fill-color="#ffffff"/>
      <style:paragraph-properties fo:text-align="justify" style:writing-mode="lr-tb"/>
      <style:text-properties style:font-name="Arial" fo:font-size="12pt" style:font-size-asian="12pt" style:font-size-complex="12pt"/>
    </style:style>
    <style:style style:name="P6" style:family="paragraph">
      <style:paragraph-properties fo:margin-left="0cm" fo:margin-right="0cm" fo:text-align="justify" fo:text-indent="0.3cm">
        <style:tab-stops/>
      </style:paragraph-properties>
    </style:style>
    <style:style style:name="P7" style:family="paragraph">
      <loext:graphic-properties draw:fill="none" draw:fill-color="#ffffff"/>
      <style:paragraph-properties fo:text-align="justify" style:writing-mode="lr-tb"/>
      <style:text-properties style:font-name="Arial" fo:font-size="8.5pt" style:font-size-asian="8.5pt" style:font-size-complex="8.5pt"/>
    </style:style>
    <style:style style:name="P8"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T1" style:family="text">
      <style:text-properties style:font-name="Arial" fo:font-size="9pt" style:font-size-asian="9pt" style:font-size-complex="9pt"/>
    </style:style>
    <style:style style:name="T2" style:family="text">
      <style:text-properties style:font-name="Arial" fo:font-size="12pt" style:font-size-asian="12pt" style:font-size-complex="12pt"/>
    </style:style>
    <style:style style:name="T3" style:family="text">
      <style:text-properties style:font-name="Arial" fo:font-size="8pt" style:font-size-asian="8pt" style:font-size-complex="8pt"/>
    </style:style>
    <style:style style:name="T4" style:family="text">
      <style:text-properties style:font-name="Arial" fo:font-size="8.5pt" style:font-size-asian="8.5pt" style:font-size-complex="8.5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0.5cm" svg:y1="0cm" svg:x2="10.5cm" svg:y2="29.7cm">
          <text:p/>
        </draw:line>
        <draw:line draw:style-name="gr1" draw:text-style-name="P1" draw:layer="layout" svg:x1="0cm" svg:y1="14.85cm" svg:x2="21cm" svg:y2="14.85cm">
          <text:p/>
        </draw:line>
        <draw:frame draw:style-name="gr2" draw:text-style-name="P4" draw:layer="layout" svg:width="8.625cm" svg:height="12.859cm" svg:x="1cm" svg:y="1.5cm">
          <draw:text-box>
            <text:p text:style-name="P2"><text:span text:style-name="T1">Ada et Oio étaient deux jumeaux enfants d’une modeste famille vivant dans des marais oubliés de la Terre Sans Fin. Un jour, un incendie emporta leur maison et leurs parents, laissant les deux enfants orphelins. Ils se réfugièrent alors dans les décombres innondés d'un temple en ruine proche de chez eux.</text:span></text:p>
            <text:p text:style-name="P2"><text:span text:style-name="T1">La nuit venue, une vision divine leur apparut, sous la forme d'un grand lotus incandescent. Le dieu à l’origine de cette apparition est Schein, le dieu de la connexion. Son ambition est de faire advenir l'Harmonie, en liant tous les esprits de l'univers entre eux pour créer une conscience commune résonnant à l'unisson. Il était autrefois un dieu puissant, mais maintenant que ses fidèles l'ont abandonné, il est devenu faible. Il transmit le peu de pouvoir qu'il lui restait aux deux enfants, faisant d'eux ses apôtres chargés d'accomplir son dessein. Les jumeaux devinrent intriqués et connectés l'un à l'autre à tout instant de leur vie. Après avoir béni Ada &amp; Oio, Schein leur annonça cette prophétie :</text:span></text:p>
            <text:p text:style-name="P2"><text:span text:style-name="T1">"Les méandres sont lieu de connexion, et seulement depuis la connexion peut avoir lieu l'Harmonie. La flamme la plus pure vous guidera au-delà de votre reflet, et lorsque les apôtres s'aligneront sur les deux faces du lotus, alors la voie de l'unisson apparaîtra".</text:span></text:p>
            <text:p text:style-name="P2"><text:span text:style-name="T1">Depuis ce jour les apôtres errèrent autour de ces ruines désertes, attendant l'avènement de la prophétie. Mais aujoud'hui, en poussant la porte de leur demeure en ruines, ce n'est pas le temple habituel qui s'ouvrit devant eux, mais un lieu bien plus étrange.</text:span></text:p>
            <text:p text:style-name="P3"><text:span text:style-name="T1"/></text:p>
          </draw:text-box>
        </draw:frame>
        <draw:frame draw:style-name="gr3" draw:text-style-name="P5" draw:layer="layout" svg:width="8.5cm" svg:height="12.461cm" svg:x="11.5cm" svg:y="1.5cm">
          <draw:text-box>
            <text:p text:style-name="P3"><text:span text:style-name="T2">Vous ne vous souvenez de rien. Depuis combien de temps errez-vous dans ces méandres maudits ? Qu'importe, survivre est tout ce qui compte. Vous entendez souvent des voix résonner dans les couloirs, mais vous n'avez jamais croisé personne. Ce sont les voix des traîtres, qui reviennent vous narguer jour après jour, vous le savez. Vous avec oublié qui sont ces traîtres mais ils méritent la mort, sans aucun doute. Aujourd'hui leurs voix sont plus nettes que d'ordinaire. Vont-ils enfin cesser de se cacher ? Le dernier souvenir du passé qu'il vous reste n'a cessé de tourner dans votre tête : lorsque le glas sonne, ce qui s’est ouvert se fermera. Mais pour rien au monde vous ne dévoilerez ce terrible secret à des traîtres.</text:span></text:p>
          </draw:text-box>
        </draw:frame>
        <draw:frame draw:style-name="gr4" draw:text-style-name="P7" draw:layer="layout" svg:width="8.625cm" svg:height="12.017cm" svg:x="1cm" svg:y="16.127cm">
          <draw:text-box>
            <text:p text:style-name="P2"><text:span text:style-name="T3">Nix est issue d’une noble famille de propriétaires d’un territoire </text:span><text:span text:style-name="T3">de la Terre Sans Fin. Ses parents l’ont placée à sa naissance </text:span><text:span text:style-name="T3">sous la protection d'Olonock, le dieu de l'intégrité. Ce dernier </text:span><text:span text:style-name="T3">offrit alors à l'enfant sa bénéction qui deviendra en réalité une </text:span><text:span text:style-name="T3">malédiction. En effet, le dieu avait rendu Nix immortelle : quels </text:span><text:span text:style-name="T3">que soient les coups qu'elle subissait, quelles que soient les </text:span><text:span text:style-name="T3">horreurs qu'elle endurait, Nix ne pouvait pas mourir. Pour cette </text:span><text:span text:style-name="T3">raison elle s'orienta vers les arts de la guerre, où son courage </text:span><text:span text:style-name="T3">et sa confiance inébranlables firent vite sa renommée. </text:span><text:span text:style-name="T3">Cependant le temps passant, son corps devenait las de vivre et </text:span><text:span text:style-name="T3">commençait à se rebeller, se dégradant peu à peu. Mais la </text:span><text:span text:style-name="T3">bénédiction du dieu ne cessait pas, et le corps de Nix refusait </text:span><text:span text:style-name="T3">de mourir. Elle finit par cesser de guerroyer, passant son temps </text:span><text:span text:style-name="T3">à se soigner tant bien que mal et à chercher désespérément un </text:span><text:span text:style-name="T3">remède.</text:span></text:p>
            <text:p text:style-name="P2"><text:span text:style-name="T3">Les décennies passant, le nom de Nix la guerrière sombra </text:span><text:span text:style-name="T3">dans l'oubli. Le seul remède qu'elle trouva pour garder son </text:span><text:span text:style-name="T3">corps intact et calmer ses plaies était de dévorer la chair d'êtres </text:span><text:span text:style-name="T3">pensants, une activité malsaine à laquelle elle prit pourtant peu à </text:span><text:span text:style-name="T3">peu goût. L'impressionnante armure qu'elle porte ne sert pas </text:span><text:span text:style-name="T3">tant à la protéger qu'à dissimuler les stigmates qui déchirent </text:span><text:span text:style-name="T3">sans cesse sa peau. La seule amie à ses côtés est sa </text:span><text:span text:style-name="T3">compagne de toujours, l'arme magique Nagnir, une lourde lance </text:span><text:span text:style-name="T3">à la lame aussi long que son manche, qui revient fidèlement à sa </text:span><text:span text:style-name="T3">main lorsqu'elle en a besoin.</text:span></text:p>
            <text:p text:style-name="P2"><text:span text:style-name="T3">Elle implorait souvent le dieu Olonock de lui rendre sa </text:span><text:span text:style-name="T3">mortalité, mais ses prières restaient sans réponse : le dieu </text:span><text:span text:style-name="T3">semblait l’avoir oublié. En cherchant un remède, elle est </text:span><text:span text:style-name="T3">notamment tombée sur une légende racontant que dans un lieu </text:span><text:span text:style-name="T3">hors du temps pousse une fleur miraculeuse, la panacée, qui </text:span><text:span text:style-name="T3">est capable de guérir tous les maux.</text:span></text:p>
            <text:p text:style-name="P6"><text:span text:style-name="T3">Aujourd'hui, elle vit sous ses yeux le sol se fendre dans sa </text:span><text:span text:style-name="T3">demeure, s'ouvrant sur un curieux escalier en colimaçon. </text:span><text:span text:style-name="T3">N'ayant plus rien à perdre, elle s'y engouffra, y trouvant une </text:span><text:span text:style-name="T3">occasion de chercher la plante légendaire, ou de rentrer en </text:span><text:span text:style-name="T3">contact avec le dieu de l’intégrité.</text:span></text:p>
          </draw:text-box>
        </draw:frame>
        <draw:frame draw:style-name="gr5" draw:text-style-name="P7" draw:layer="layout" svg:width="8.75cm" svg:height="12.75cm" svg:x="11.25cm" svg:y="16.125cm">
          <draw:text-box>
            <text:p text:style-name="P2"><text:span text:style-name="T4">Karvel était marchand de Sel au sein d'un peuple nomade </text:span><text:span text:style-name="T4">vivant dans une contrée désertique gelée de la Terre Sans Fin. </text:span><text:span text:style-name="T4">Ce peuple accorde une grande importance au Sel, l'essence de </text:span><text:span text:style-name="T4">la vie, et Karvel a passé sa vie à étudier les propriétés curatives </text:span><text:span text:style-name="T4">de ce cristal. Un jour, le chef de sa caravane ayant </text:span><text:span text:style-name="T4">mystérieusement disparu, le groupe se dissolut, et Karvel devint </text:span><text:span text:style-name="T4">marchand errant, accompagné par son amie Dijni.</text:span></text:p>
            <text:p text:style-name="P2"><text:span text:style-name="T4">Malheureusement Dijni tomba gravement malade, et malgré </text:span><text:span text:style-name="T4">tous ses efforts, aucun remède connu par Karvel ne parvint à la </text:span><text:span text:style-name="T4">sauver. Autant pour aider son amie que par atteinte à sa fierté </text:span><text:span text:style-name="T4">de médecin, Karvel partit trouver Nacle, la déesse du Sel, afin </text:span><text:span text:style-name="T4">qu'elle lui apprenne les ultimes secrets du Sel. La déesse lui </text:span><text:span text:style-name="T4">enseigna les voies secrètes du Sel, mais ce cristal n'est pas </text:span><text:span text:style-name="T4">sans danger, et le corps de Karvel se désècha et devint frêle et </text:span><text:span text:style-name="T4">déformé. Depuis ce jour le disciple du Sel cacha son apparence </text:span><text:span text:style-name="T4">diforme sous ces vêtements singuliers. Hélas, même sa </text:span><text:span text:style-name="T4">science nouvellement acquise ne suffit toujours pas à guérir </text:span><text:span text:style-name="T4">Dijni, dont la mort approchait.</text:span></text:p>
            <text:p text:style-name="P2"><text:span text:style-name="T4">Un jour, après une nouvelle tentative de guérison </text:span><text:span text:style-name="T4">infructueuse, il sortit de la tente de son amie, désespéré. Mais </text:span><text:span text:style-name="T4">une fois la porte franchie, il ne retrouva pas le désert endormi </text:span><text:span text:style-name="T4">mais une étrange salle ronde aux murs de glace, de laquelle de </text:span><text:span text:style-name="T4">longs couloirs partaient et semblaient l'attendre. Loin d'être </text:span><text:span text:style-name="T4">apeuré, il y vit une chance offerte par les dieux pour racheter </text:span><text:span text:style-name="T4">ses échecs. En effet, une légende peu connue raconte que </text:span><text:span text:style-name="T4">dans des lieux hors de notre monde se trouve la panacée, un </text:span><text:span text:style-name="T4">remède légendaire qui, lorsqu'on lui cède de son sang, est </text:span><text:span text:style-name="T4">capable de guérir tous les maux. Après un dernier regard vers </text:span><text:span text:style-name="T4">l'amour de sa vie, il entra dans la pièce.</text:span></text:p>
          </draw:text-box>
        </draw:frame>
        <draw:frame draw:style-name="gr6" draw:text-style-name="P8" draw:layer="layout" svg:width="5.603cm" svg:height="0.806cm" svg:x="2.351cm" svg:y="0.7cm">
          <draw:text-box>
            <text:p><text:span text:style-name="T5">Ada &amp; Oio</text:span><text:span text:style-name="T6">, les apôtres</text:span></text:p>
          </draw:text-box>
        </draw:frame>
        <draw:frame draw:style-name="gr7" draw:text-style-name="P8" draw:layer="layout" svg:width="5.332cm" svg:height="0.962cm" svg:x="13.351cm" svg:y="0.7cm">
          <draw:text-box>
            <text:p><text:span text:style-name="T5">Anacron</text:span><text:span text:style-name="T6">, le trahi</text:span></text:p>
          </draw:text-box>
        </draw:frame>
        <draw:frame draw:style-name="gr8" draw:text-style-name="P8" draw:layer="layout" svg:width="3.782cm" svg:height="0.806cm" svg:x="3.051cm" svg:y="15.3cm">
          <draw:text-box>
            <text:p><text:span text:style-name="T5">Nix</text:span><text:span text:style-name="T6">, l’incurable</text:span></text:p>
          </draw:text-box>
        </draw:frame>
        <draw:frame draw:style-name="gr9" draw:text-style-name="P8" draw:layer="layout" svg:width="4.638cm" svg:height="0.806cm" svg:x="13.051cm" svg:y="15.3cm">
          <draw:text-box>
            <text:p><text:span text:style-name="T5">Karvel</text:span><text:span text:style-name="T6">, l’incapabl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0T20:21:03.921000000</meta:creation-date>
    <dc:date>2023-07-01T08:54:15.550693742</dc:date>
    <meta:editing-duration>PT5H31M25S</meta:editing-duration>
    <meta:editing-cycles>19</meta:editing-cycles>
    <meta:generator>LibreOffice/7.3.7.2$Linux_X86_64 LibreOffice_project/30$Build-2</meta:generator>
    <meta:document-statistic meta:object-count="10"/>
  </office:meta>
</office:document-meta>
</file>